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Cantarell" svg:font-family="Cantarell" style:font-pitch="variable"/>
    <style:font-face style:name="Catamaran" svg:font-family="Catamar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eithSans" svg:font-family="ReithSans, Helvetica, Arial, sans-serif"/>
    <style:font-face style:name="aakar" svg:font-family="aakar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279cm"/>
    </style:style>
    <style:style style:name="Tabela1.B" style:family="table-column">
      <style:table-column-properties style:column-width="1.139cm"/>
    </style:style>
    <style:style style:name="Tabela1.C" style:family="table-column">
      <style:table-column-properties style:column-width="3.193cm"/>
    </style:style>
    <style:style style:name="Tabela1.D" style:family="table-column">
      <style:table-column-properties style:column-width="4.145cm"/>
    </style:style>
    <style:style style:name="Tabela1.E" style:family="table-column">
      <style:table-column-properties style:column-width="4.24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42f8a" officeooo:paragraph-rsid="00142f8a"/>
    </style:style>
    <style:style style:name="P2" style:family="paragraph" style:parent-style-name="Standard">
      <style:text-properties fo:font-size="16pt" officeooo:rsid="00142f8a" officeooo:paragraph-rsid="00142f8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akar" fo:font-size="12pt" officeooo:paragraph-rsid="00142f8a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6pt" officeooo:rsid="00142f8a" officeooo:paragraph-rsid="00142f8a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6pt" officeooo:rsid="0017515e" officeooo:paragraph-rsid="0017515e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6pt" officeooo:rsid="0017fb92" officeooo:paragraph-rsid="0017fb92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2pt" officeooo:rsid="00142f8a" officeooo:paragraph-rsid="00142f8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2pt" officeooo:rsid="0017515e" officeooo:paragraph-rsid="0017515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2pt" officeooo:rsid="0017fb92" officeooo:paragraph-rsid="0017fb92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2pt" officeooo:rsid="00142f8a" officeooo:paragraph-rsid="00142f8a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rsid="00142f8a" officeooo:paragraph-rsid="00142f8a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12pt" officeooo:rsid="0017515e" officeooo:paragraph-rsid="0017515e" style:font-size-asian="10.5pt" style:font-size-complex="12pt"/>
    </style:style>
    <style:style style:name="P13" style:family="paragraph" style:parent-style-name="Text_20_body">
      <style:text-properties officeooo:paragraph-rsid="00142f8a"/>
    </style:style>
    <style:style style:name="P14" style:family="paragraph" style:parent-style-name="Text_20_body">
      <style:paragraph-properties fo:text-align="start" style:justify-single-word="false"/>
      <style:text-properties style:font-name="aakar" fo:font-size="12pt" officeooo:paragraph-rsid="00142f8a"/>
    </style:style>
    <style:style style:name="P15" style:family="paragraph" style:parent-style-name="Text_20_body">
      <style:paragraph-properties fo:text-align="start" style:justify-single-word="false"/>
      <style:text-properties style:font-name="aakar" fo:font-size="12pt" officeooo:rsid="00142f8a" officeooo:paragraph-rsid="00142f8a" style:font-size-asian="12pt" style:font-size-complex="12pt"/>
    </style:style>
    <style:style style:name="P1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17" style:family="paragraph" style:parent-style-name="Text_20_body">
      <style:paragraph-properties fo:text-align="start" style:justify-single-word="false"/>
      <style:text-properties fo:font-size="16pt" officeooo:rsid="00142f8a" officeooo:paragraph-rsid="00142f8a" style:font-size-asian="14pt" style:font-size-complex="16pt"/>
    </style:style>
    <style:style style:name="P18" style:family="paragraph" style:parent-style-name="Text_20_body">
      <style:paragraph-properties fo:text-align="start" style:justify-single-word="false"/>
      <style:text-properties officeooo:paragraph-rsid="00142f8a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Catamaran" fo:font-size="16pt" fo:letter-spacing="normal" fo:font-style="normal" fo:font-weight="normal" style:font-size-asian="14pt" style:font-size-complex="16pt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Cantarell" fo:font-size="16pt" fo:letter-spacing="normal" fo:font-style="normal" fo:font-weight="normal" style:font-size-asian="16pt" style:font-size-complex="16pt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5a2d8"/>
    </style:style>
    <style:style style:name="P23" style:family="paragraph" style:parent-style-name="Text_20_body">
      <style:text-properties style:font-name="Cantarell" officeooo:paragraph-rsid="00142f8a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size="16pt" style:font-size-asian="14pt" style:font-size-complex="16pt"/>
    </style:style>
    <style:style style:name="P25" style:family="paragraph" style:parent-style-name="Text_20_body">
      <style:paragraph-properties fo:text-align="center" style:justify-single-word="false"/>
      <style:text-properties style:font-name="Cantarell" fo:font-size="16pt" officeooo:rsid="00142f8a" officeooo:paragraph-rsid="00142f8a" style:font-size-asian="14pt" style:font-size-complex="16pt"/>
    </style:style>
    <style:style style:name="P26" style:family="paragraph" style:parent-style-name="Text_20_body">
      <style:paragraph-properties fo:text-align="center" style:justify-single-word="false"/>
      <style:text-properties style:font-name="Cantarell" fo:font-size="16pt" officeooo:rsid="0017515e" officeooo:paragraph-rsid="0017515e" style:font-size-asian="14pt" style:font-size-complex="16pt"/>
    </style:style>
    <style:style style:name="P27" style:family="paragraph" style:parent-style-name="Text_20_body">
      <style:paragraph-properties fo:text-align="start" style:justify-single-word="false"/>
      <style:text-properties style:font-name="Cantarell" officeooo:paragraph-rsid="00142f8a"/>
    </style:style>
    <style:style style:name="P28" style:family="paragraph" style:parent-style-name="Text_20_body">
      <style:paragraph-properties fo:text-align="center" style:justify-single-word="false"/>
      <style:text-properties style:font-name="Cantarell" officeooo:paragraph-rsid="00142f8a"/>
    </style:style>
    <style:style style:name="P29" style:family="paragraph" style:parent-style-name="Text_20_body">
      <style:text-properties style:font-name="Cantarell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Cantarell" officeooo:rsid="0015a2d8"/>
    </style:style>
    <style:style style:name="P31" style:family="paragraph" style:parent-style-name="Text_20_body">
      <style:paragraph-properties fo:text-align="start" style:justify-single-word="false"/>
      <style:text-properties style:font-name="Cantarell" officeooo:rsid="0017515e" officeooo:paragraph-rsid="0017515e"/>
    </style:style>
    <style:style style:name="P32" style:family="paragraph" style:parent-style-name="Text_20_body">
      <style:paragraph-properties fo:text-align="start" style:justify-single-word="false"/>
      <style:text-properties style:font-name="Cantarell" fo:font-size="12pt" officeooo:rsid="0017515e" officeooo:paragraph-rsid="0017515e" style:font-size-asian="10.5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font-name="Cantarell" fo:font-size="12pt" officeooo:rsid="0017fb92" officeooo:paragraph-rsid="0017fb92" style:font-size-asian="10.5pt" style:font-size-complex="12pt"/>
    </style:style>
    <style:style style:name="P34" style:family="paragraph" style:parent-style-name="Text_20_body">
      <style:paragraph-properties fo:text-align="start" style:justify-single-word="false"/>
      <style:text-properties officeooo:rsid="0017515e" officeooo:paragraph-rsid="0017515e"/>
    </style:style>
    <style:style style:name="T1" style:family="text">
      <style:text-properties officeooo:rsid="00142f8a"/>
    </style:style>
    <style:style style:name="T2" style:family="text">
      <style:text-properties fo:font-variant="normal" fo:text-transform="none" fo:color="#141414" loext:opacity="100%" style:font-name="ReithSans" fo:font-size="12pt" fo:letter-spacing="normal" fo:font-style="normal" fo:font-weight="normal"/>
    </style:style>
    <style:style style:name="T3" style:family="text">
      <style:text-properties fo:font-variant="normal" fo:text-transform="none" fo:color="#141414" loext:opacity="100%" style:font-name="ReithSans" fo:font-size="12pt" fo:letter-spacing="normal" fo:font-style="normal" fo:font-weight="normal" officeooo:rsid="00142f8a"/>
    </style:style>
    <style:style style:name="T4" style:family="text">
      <style:text-properties fo:font-variant="normal" fo:text-transform="none" fo:color="#141414" loext:opacity="100%" style:font-name="ReithSans" fo:letter-spacing="normal" fo:font-style="normal" fo:font-weight="normal"/>
    </style:style>
    <style:style style:name="T5" style:family="text">
      <style:text-properties fo:font-variant="normal" fo:text-transform="none" fo:color="#141414" loext:opacity="100%" fo:letter-spacing="normal" fo:font-style="normal"/>
    </style:style>
    <style:style style:name="T6" style:family="text">
      <style:text-properties fo:font-variant="normal" fo:text-transform="none" fo:color="#141414" loext:opacity="100%" fo:letter-spacing="normal" fo:font-style="normal" fo:font-weight="normal"/>
    </style:style>
    <style:style style:name="T7" style:family="text">
      <style:text-properties fo:font-variant="normal" fo:text-transform="none" fo:color="#141414" loext:opacity="100%" fo:letter-spacing="normal" fo:font-style="normal" fo:font-weight="normal" officeooo:rsid="00142f8a" style:font-size-asian="10.5pt" style:font-size-complex="12pt"/>
    </style:style>
    <style:style style:name="T8" style:family="text">
      <style:text-properties fo:font-variant="normal" fo:text-transform="none" fo:color="#141414" loext:opacity="100%" fo:letter-spacing="normal" fo:font-style="normal" fo:font-weight="normal" officeooo:rsid="00142f8a"/>
    </style:style>
    <style:style style:name="T9" style:family="text">
      <style:text-properties fo:font-variant="normal" fo:text-transform="none" fo:color="#141414" loext:opacity="100%" style:font-name="Cantarell" fo:letter-spacing="normal" fo:font-style="normal" fo:font-weight="normal" style:font-size-asian="12pt"/>
    </style:style>
    <style:style style:name="T10" style:family="text">
      <style:text-properties fo:font-variant="normal" fo:text-transform="none" fo:color="#141414" loext:opacity="100%" style:font-name="Cantarell" fo:letter-spacing="normal" fo:font-style="normal" fo:font-weight="normal" officeooo:rsid="00142f8a" style:font-size-asian="12pt" style:font-size-complex="12pt"/>
    </style:style>
    <style:style style:name="T11" style:family="text">
      <style:text-properties fo:font-variant="normal" fo:text-transform="none" fo:color="#141414" loext:opacity="100%" style:font-name="Cantarell" fo:letter-spacing="normal" fo:font-style="normal" style:font-size-asian="12pt"/>
    </style:style>
    <style:style style:name="T12" style:family="text">
      <style:text-properties fo:font-variant="normal" fo:text-transform="none" fo:color="#141414" loext:opacity="100%" style:font-name="Cantarell" fo:letter-spacing="normal" fo:font-style="normal" officeooo:rsid="00142f8a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akar" fo:font-size="12pt" style:font-size-asian="10.5pt" style:font-size-complex="12pt"/>
    </style:style>
    <style:style style:name="T15" style:family="text">
      <style:text-properties style:font-name="aakar" officeooo:rsid="00142f8a"/>
    </style:style>
    <style:style style:name="T16" style:family="text">
      <style:text-properties fo:font-size="16pt" officeooo:rsid="00142f8a" style:font-size-asian="14pt" style:font-size-complex="16pt"/>
    </style:style>
    <style:style style:name="T17" style:family="text">
      <style:text-properties style:font-name="Cantarell"/>
    </style:style>
    <style:style style:name="T18" style:family="text">
      <style:text-properties style:font-name="Cantarell" fo:font-size="12pt" style:font-size-asian="12pt" style:font-size-complex="12pt"/>
    </style:style>
    <style:style style:name="T19" style:family="text">
      <style:text-properties style:font-name="Cantarell" officeooo:rsid="00142f8a"/>
    </style:style>
    <style:style style:name="T20" style:family="text">
      <style:text-properties style:font-name="Cantarell" fo:font-size="16pt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Como os fatores sociais e econômicos se relacionam com a educação na cidade com o pior IDH do Brasil</text:span>, comparando com cidades de IDH alto para entender o padrão.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Município</text:p>
            </table:table-cell>
            <table:table-cell table:style-name="Tabela1.A1" office:value-type="string">
              <text:p text:style-name="Table_20_Heading">IDH</text:p>
            </table:table-cell>
            <table:table-cell table:style-name="Tabela1.A1" office:value-type="string">
              <text:p text:style-name="Table_20_Heading">Renda per capita</text:p>
            </table:table-cell>
            <table:table-cell table:style-name="Tabela1.A1" office:value-type="string">
              <text:p text:style-name="Table_20_Heading">Anos médios de estudo</text:p>
            </table:table-cell>
            <table:table-cell table:style-name="Tabela1.A1" office:value-type="string">
              <text:p text:style-name="Table_20_Heading">Taxa de analfabetismo</text:p>
            </table:table-cell>
          </table:table-row>
        </table:table-header-rows>
        <table:table-row>
          <table:table-cell table:style-name="Tabela1.A1" office:value-type="string">
            <text:p text:style-name="Table_20_Contents">Melgaço (PA)</text:p>
          </table:table-cell>
          <table:table-cell table:style-name="Tabela1.A1" office:value-type="string">
            <text:p text:style-name="Table_20_Contents">0.420</text:p>
          </table:table-cell>
          <table:table-cell table:style-name="Tabela1.A1" office:value-type="string">
            <text:p text:style-name="Table_20_Contents">130</text:p>
          </table:table-cell>
          <table:table-cell table:style-name="Tabela1.A1" office:value-type="string">
            <text:p text:style-name="Table_20_Contents">4.0</text:p>
          </table:table-cell>
          <table:table-cell table:style-name="Tabela1.A1" office:value-type="string">
            <text:p text:style-name="Table_20_Contents">35%</text:p>
          </table:table-cell>
        </table:table-row>
        <table:table-row>
          <table:table-cell table:style-name="Tabela1.A1" office:value-type="string">
            <text:p text:style-name="Table_20_Contents">São Caetano do Sul (SP)</text:p>
          </table:table-cell>
          <table:table-cell table:style-name="Tabela1.A1" office:value-type="string">
            <text:p text:style-name="Table_20_Contents">0.862</text:p>
          </table:table-cell>
          <table:table-cell table:style-name="Tabela1.A1" office:value-type="string">
            <text:p text:style-name="Table_20_Contents">2400</text:p>
          </table:table-cell>
          <table:table-cell table:style-name="Tabela1.A1" office:value-type="string">
            <text:p text:style-name="Table_20_Contents">11.2</text:p>
          </table:table-cell>
          <table:table-cell table:style-name="Tabela1.A1" office:value-type="string">
            <text:p text:style-name="Table_20_Contents">2%</text:p>
          </table:table-cell>
        </table:table-row>
        <table:table-row>
          <table:table-cell table:style-name="Tabela1.A1" office:value-type="string">
            <text:p text:style-name="Table_20_Contents">Lavras (MG)</text:p>
          </table:table-cell>
          <table:table-cell table:style-name="Tabela1.A1" office:value-type="string">
            <text:p text:style-name="Table_20_Contents">0.780</text:p>
          </table:table-cell>
          <table:table-cell table:style-name="Tabela1.A1" office:value-type="string">
            <text:p text:style-name="Table_20_Contents">1800</text:p>
          </table:table-cell>
          <table:table-cell table:style-name="Tabela1.A1" office:value-type="string">
            <text:p text:style-name="Table_20_Contents">9.0</text:p>
          </table:table-cell>
          <table:table-cell table:style-name="Tabela1.A1" office:value-type="string">
            <text:p text:style-name="Table_20_Contents">5%</text:p>
          </table:table-cell>
        </table:table-row>
      </table:table>
      <text:p text:style-name="Standard"/>
      <text:p text:style-name="Standard"/>
      <text:p text:style-name="Standard">-<text:span text:style-name="T1">primeira pesquisa: qual a cidade brasileira com o menor idh?<text:line-break/>---------melgaço pa</text:span></text:p>
      <text:p text:style-name="Standard">---------<text:span text:style-name="T1">fonte: </text:span><text:a xlink:type="simple" xlink:href="https://www.bbc.com/portuguese/articles/c0m08e9ymejo" text:style-name="Internet_20_link" text:visited-style-name="Visited_20_Internet_20_Link"><text:span text:style-name="T1">https://www.bbc.com/portuguese/articles/c0m08e9ymejo</text:span></text:a><text:span text:style-name="T1"><text:line-break/><text:line-break/>--idh de melgaço: </text:span><text:span text:style-name="T2">0,418<text:line-break/>--</text:span><text:span text:style-name="T3">população(2017): 26.897</text:span></text:p>
      <text:p text:style-name="P1"><text:span text:style-name="T2">--pib per capita: 4.350,00 por pessoa em 2016</text:span></text:p>
      <text:p text:style-name="P1"><text:span text:style-name="T2">--expectativa de estudo: 5,51 anos</text:span></text:p>
      <text:p text:style-name="P1"><text:span text:style-name="T2">--ao analisar o nivel de escolaridade dos adultos do município, nota-se que 47,26% dos adultos de 25+ são analfabetos</text:span></text:p>
      <text:p text:style-name="P1"><text:span text:style-name="T2"/></text:p>
      <text:p text:style-name="P2"><text:span text:style-name="T4"/></text:p>
      <text:p text:style-name="P4"><text:span text:style-name="T6">População</text:span></text:p>
      <text:p text:style-name="P4"><text:span text:style-name="T6"/></text:p>
      <text:p text:style-name="P11"><text:span text:style-name="T9">Cerca de </text:span><text:span text:style-name="Strong_20_Emphasis"><text:span text:style-name="T11">84,37% da população de Melgaço (PA)</text:span></text:span><text:span text:style-name="T9"> é composta por pessoas pretas. Esse dado permite compreender como fatores étnico-raciais impactam diretamente o acesso à educação e, consequentemente, o desenvolvimento econômico. O município de Melgaço representa, portanto, um exemplo concreto de como desigualdades históricas podem se refletir nos indicadores socioeconômicos brasileiros.</text:span></text:p>
      <text:p text:style-name="Text_20_body"><text:span text:style-name="T18">A herança da escravidão, que perdurou por séculos no país, deixou marcas profundas na estrutura social brasileira. Mesmo após a abolição da escravidão em 1888, o </text:span><text:span text:style-name="Strong_20_Emphasis"><text:span text:style-name="T18">racismo estrutural</text:span></text:span><text:span text:style-name="T18"> continuou limitando as oportunidades de pessoas pretas, que muitas vezes foram excluídas do mercado formal de trabalho e privadas do acesso à educação.</text:span></text:p>
      <text:p text:style-name="Text_20_body"><text:span text:style-name="T18">Essa exclusão histórica gerou </text:span><text:span text:style-name="Strong_20_Emphasis"><text:span text:style-name="T18">ciclos de pobreza</text:span></text:span><text:span text:style-name="T18">: famílias negras, com menor renda e acesso à informação, enfrentam maiores taxas de natalidade e menores condições de escolarização. Assim, é possível perceber que as desigualdades raciais interferem diretamente na educação e, por consequência, </text:span><text:span text:style-name="Strong_20_Emphasis"><text:span text:style-name="T18">no desenvolvimento econômico de municípios como Melgaço</text:span></text:span><text:span text:style-name="T18">.</text:span></text:p>
      <text:p text:style-name="P23"><text:span text:style-name="T13">Em contextos onde crianças precisam trabalhar para contribuir com a renda familiar, o estudo acaba sendo deixado de lado, o que perpetua a falta de qualificação e</text:span></text:p>
      <text:p text:style-name="P13"><text:span text:style-name="T18"><text:s/>mantém baixos os índices de renda. Dessa forma, percebe-se que a </text:span><text:span text:style-name="Strong_20_Emphasis"><text:span text:style-name="T18">questão racial está profundamente interligada à desigualdade educacional e econômica</text:span></text:span><text:span text:style-name="T18"> no Brasil.</text:span></text:p>
      <text:p text:style-name="P7"><text:soft-page-break/><text:span text:style-name="T6"/></text:p>
      <text:p text:style-name="P4"><text:span text:style-name="T6">Razão de dependência total</text:span></text:p>
      <text:p text:style-name="P10"><text:span text:style-name="T6"/></text:p>
      <text:p text:style-name="P14"><text:span text:style-name="T10">De acordo com o Atlas Brasil, a razão de dependência total — indicador que representa o número de pessoas dependentes (crianças e idosos) em relação à população em idade ativa (15 a 64 anos) — apresentou queda no município de Melgaço (PA) entre 2000 e 2010, passando de </text:span><text:span text:style-name="Strong_20_Emphasis"><text:span text:style-name="T12">114,11% para 88,05%</text:span></text:span><text:span text:style-name="T10">.<text:line-break/>Nesse mesmo período, a </text:span><text:span text:style-name="Strong_20_Emphasis"><text:span text:style-name="T12">proporção de idosos</text:span></text:span><text:span text:style-name="T10"> diminuiu de </text:span><text:span text:style-name="Strong_20_Emphasis"><text:span text:style-name="T12">3,01% para 2,61%</text:span></text:span><text:span text:style-name="T10">.</text:span></text:p>
      <text:p text:style-name="Text_20_body"><text:span text:style-name="T18">Essa redução indica que há </text:span><text:span text:style-name="Strong_20_Emphasis"><text:span text:style-name="T18">menos pessoas chegando à velhice</text:span></text:span><text:span text:style-name="T18">, o que pode estar relacionado à </text:span><text:span text:style-name="Strong_20_Emphasis"><text:span text:style-name="T18">baixa expectativa de vida</text:span></text:span><text:span text:style-name="T18"> no município. Muitos habitantes precisam começar a trabalhar desde cedo, em atividades de baixa remuneração e alta exigência física, como a pesca e o extrativismo.</text:span></text:p>
      <text:p text:style-name="Text_20_body"><text:span text:style-name="T18">Essa realidade reflete o </text:span><text:span text:style-name="Strong_20_Emphasis"><text:span text:style-name="T18">baixo acesso à educação e à qualificação profissional</text:span></text:span><text:span text:style-name="T18">, o que limita as oportunidades e mantém grande parte da população em </text:span><text:span text:style-name="Strong_20_Emphasis"><text:span text:style-name="T18">condições precárias de trabalho e renda</text:span></text:span><text:span text:style-name="T18">.</text:span></text:p>
      <text:p text:style-name="Text_20_body"><text:span text:style-name="T18">Com o passar dos anos, essa sobrecarga e falta de acesso a serviços de saúde adequados reduzem a qualidade de vida, fazendo com que </text:span><text:span text:style-name="Strong_20_Emphasis"><text:span text:style-name="T18">poucos moradores cheguem à terceira idade</text:span></text:span><text:span text:style-name="T18">. Assim, os dados da razão de dependência total reforçam a conexão entre </text:span><text:span text:style-name="Strong_20_Emphasis"><text:span text:style-name="T18">educação, condições socioeconômicas e longevidade</text:span></text:span><text:span text:style-name="T18"> no município de Melgaço.</text:span></text:p>
      <text:p text:style-name="P24"/>
      <text:p text:style-name="P25">Pirâmide etária</text:p>
      <text:p text:style-name="P25"/>
      <text:p text:style-name="P17"><text:span text:style-name="T18">Ao observar a pirâmide etária de Melgaço (PA) disponível no Atlas Brasil, nota-se uma base larga que se estreita rapidamente ao longo da estrutura. Isso indica que o município possui </text:span><text:span text:style-name="Strong_20_Emphasis"><text:span text:style-name="T18">alta taxa de natalidade</text:span></text:span><text:span text:style-name="T18"> e uma </text:span><text:span text:style-name="Strong_20_Emphasis"><text:span text:style-name="T18">população predominantemente jovem</text:span></text:span><text:span text:style-name="T18">.</text:span></text:p>
      <text:p text:style-name="Text_20_body"><text:span text:style-name="T18">Uma das principais causas desse padrão pode estar relacionada à </text:span><text:span text:style-name="Strong_20_Emphasis"><text:span text:style-name="T18">gravidez na adolescência</text:span></text:span><text:span text:style-name="T18">. Muitos jovens carecem de acesso à </text:span><text:span text:style-name="Strong_20_Emphasis"><text:span text:style-name="T18">informação sobre sexualidade, métodos contraceptivos e prevenção de infecções sexualmente transmissíveis</text:span></text:span><text:span text:style-name="T18">.<text:line-break/>A falta desse conhecimento básico leva a </text:span><text:span text:style-name="Strong_20_Emphasis"><text:span text:style-name="T18">gestações precoces</text:span></text:span><text:span text:style-name="T18">, e, diante da necessidade de sustento, muitas dessas jovens mães e pais </text:span><text:span text:style-name="Strong_20_Emphasis"><text:span text:style-name="T18">abandonam os estudos</text:span></text:span><text:span text:style-name="T18"> para trabalhar. Esse cenário reduz a qualificação profissional e perpetua o </text:span><text:span text:style-name="Strong_20_Emphasis"><text:span text:style-name="T18">ciclo de pobreza</text:span></text:span><text:span text:style-name="T18"> na região.</text:span></text:p>
      <text:p text:style-name="Text_20_body"><text:span text:style-name="T18">Além disso, parte da população não tem clareza sobre as </text:span><text:span text:style-name="Strong_20_Emphasis"><text:span text:style-name="T18">consequências socioeconômicas de uma gravidez precoce</text:span></text:span><text:span text:style-name="T18">, tanto para a família quanto para o município. O aumento do número de filhos em contextos de vulnerabilidade tende a </text:span><text:span text:style-name="Strong_20_Emphasis"><text:span text:style-name="T18">sobrecarregar a renda familiar</text:span></text:span><text:span text:style-name="T18">, dificultar o acesso a serviços básicos e </text:span><text:span text:style-name="Strong_20_Emphasis"><text:span text:style-name="T18">impactar negativamente o desenvolvimento econômico local</text:span></text:span><text:span text:style-name="T18">.</text:span></text:p>
      <text:p text:style-name="Text_20_body"><text:span text:style-name="T18">Dessa forma, a pirâmide etária de Melgaço reflete não apenas um fenômeno demográfico, mas também </text:span><text:span text:style-name="Strong_20_Emphasis"><text:span text:style-name="T18">as desigualdades educacionais e informacionais</text:span></text:span><text:span text:style-name="T18"> que afetam diretamente o futuro de sua população.</text:span></text:p>
      <text:p text:style-name="P27"><text:soft-page-break/></text:p>
      <text:p text:style-name="P28"><text:tab/><text:span text:style-name="T16">Mortalidade infantil</text:span></text:p>
      <text:p text:style-name="P28"><text:span text:style-name="T16"/></text:p>
      <text:p text:style-name="P18"><text:span text:style-name="T19">A mortalidade infantil representa o número de crianças que morrem antes de completar um ano de idade, em relação ao total de nascidos vivos em determinado período.<text:line-break/>De acordo com o Atlas Brasil, o índice de Melgaço (PA) apresentou redução significativa entre 2000 e 2010 — passando de </text:span><text:span text:style-name="Strong_20_Emphasis"><text:span text:style-name="T19">45,39</text:span></text:span><text:span text:style-name="T19"> para </text:span><text:span text:style-name="Strong_20_Emphasis"><text:span text:style-name="T19">22,40 mortes por mil nascidos vivos</text:span></text:span><text:span text:style-name="T19">.<text:line-break/>Apesar dessa melhora, o valor ainda está </text:span><text:span text:style-name="Strong_20_Emphasis"><text:span text:style-name="T19">acima da meta estabelecida pela ONU</text:span></text:span><text:span text:style-name="T19">, que prevê menos de </text:span><text:span text:style-name="Strong_20_Emphasis"><text:span text:style-name="T19">12 mortes por mil</text:span></text:span><text:span text:style-name="T19"> até 2030.</text:span></text:p>
      <text:p text:style-name="Text_20_body"><text:span text:style-name="T17">Esse indicador continua sendo motivo de preocupação no município e pode ser explicado, em parte, pelas </text:span><text:span text:style-name="Strong_20_Emphasis"><text:span text:style-name="T17">condições socioeconômicas e educacionais</text:span></text:span><text:span text:style-name="T17"> da população.<text:line-break/>A falta de informação sobre saúde e planejamento familiar faz com que muitas gestações ocorram sem acompanhamento médico adequado, e a </text:span><text:span text:style-name="Strong_20_Emphasis"><text:span text:style-name="T17">ausência de pré-natal</text:span></text:span><text:span text:style-name="T17"> aumenta os riscos durante e após o parto.</text:span></text:p>
      <text:p text:style-name="Text_20_body"><text:span text:style-name="T17">Além disso, grande parte das famílias </text:span><text:span text:style-name="Strong_20_Emphasis"><text:span text:style-name="T17">não possui renda suficiente</text:span></text:span><text:span text:style-name="T17"> para garantir cuidados básicos nos primeiros meses de vida do bebê, como a realização do </text:span><text:span text:style-name="Strong_20_Emphasis"><text:span text:style-name="T17">teste do pezinho</text:span></text:span><text:span text:style-name="T17">, essencial para detectar precocemente doenças genéticas e metabólicas.<text:line-break/>Assim, observa-se que a mortalidade infantil em Melgaço está fortemente ligada à </text:span><text:span text:style-name="Strong_20_Emphasis"><text:span text:style-name="T17">desigualdade social, à desinformação e à precariedade dos serviços de saúde</text:span></text:span><text:span text:style-name="T17">, perpetuando o ciclo de vulnerabilidade do município.</text:span></text:p>
      <text:p text:style-name="P29"/>
      <text:p text:style-name="P21">Fluxo escolar de crianças e jovens</text:p>
      <text:p text:style-name="P21"/>
      <text:p text:style-name="P19"><text:span text:style-name="Strong_20_Emphasis"><text:span text:style-name="T17">De acordo com os dados do Atlas Brasil, em Melgaço (PA), 58,68% das crianças de 5 a 6 anos estão na escola, enquanto apenas 35,83% das crianças de 11 a 13 anos frequentam os anos finais do ensino fundamental. Entre os jovens de 15 a 17 anos, apenas 6,89% concluíram o ensino fundamental, e, entre os jovens de 18 a 20 anos, 5,63% completaram o ensino médio.</text:span></text:span></text:p>
      <text:p text:style-name="Text_20_body"><text:span text:style-name="T17">Esses números evidenciam que, </text:span><text:span text:style-name="Strong_20_Emphasis"><text:span text:style-name="T17">conforme a idade aumenta, a permanência escolar diminui de forma acentuada</text:span></text:span><text:span text:style-name="T17">. Tal fenômeno está diretamente ligado a fatores econômicos e sociais já discutidos nas seções anteriores, como a necessidade de trabalhar desde cedo para contribuir com a renda familiar.</text:span></text:p>
      <text:p text:style-name="Text_20_body"><text:span text:style-name="T17">A elevada porcentagem de crianças matriculadas entre 5 e 6 anos pode estar associada ao fato de que </text:span><text:span text:style-name="Strong_20_Emphasis"><text:span text:style-name="T17">muitos pais utilizam a escola como um espaço seguro enquanto trabalham</text:span></text:span><text:span text:style-name="T17">, o que permite maior disponibilidade de tempo para atividades laborais. Entretanto, </text:span><text:span text:style-name="Strong_20_Emphasis"><text:span text:style-name="T17">à medida que essas crianças crescem, a pressão econômica e a falta de oportunidades educacionais adequadas levam ao abandono escolar</text:span></text:span><text:span text:style-name="T17">, reforçando o ciclo de pobreza e baixa qualificação no município.</text:span></text:p>
      <text:p text:style-name="Text_20_body"><text:soft-page-break/><text:span text:style-name="T17">Portanto, o fluxo escolar em Melgaço reflete </text:span><text:span text:style-name="Strong_20_Emphasis"><text:span text:style-name="T17">a vulnerabilidade social das famílias</text:span></text:span><text:span text:style-name="T17">, o </text:span><text:span text:style-name="Strong_20_Emphasis"><text:span text:style-name="T17">trabalho precoce</text:span></text:span><text:span text:style-name="T17"> e as </text:span><text:span text:style-name="Strong_20_Emphasis"><text:span text:style-name="T17">limitações estruturais do sistema educacional</text:span></text:span><text:span text:style-name="T17">, que impedem a continuidade dos estudos e comprometem o desenvolvimento humano local.</text:span></text:p>
      <text:p text:style-name="P19"><text:span text:style-name="Strong_20_Emphasis"><text:span text:style-name="T17"/></text:span></text:p>
      <text:p text:style-name="P16"><text:span text:style-name="Strong_20_Emphasis"><text:span text:style-name="T20">Defasagem e Evasão em Melgaço</text:span></text:span></text:p>
      <text:p text:style-name="P16"><text:span text:style-name="Strong_20_Emphasis"><text:span text:style-name="T20"/></text:span></text:p>
      <text:p text:style-name="P22"><text:span text:style-name="T17">Em 2010, </text:span><text:span text:style-name="Strong_20_Emphasis"><text:span text:style-name="T17">57,25% das crianças e jovens de 6 a 17 anos</text:span></text:span><text:span text:style-name="T17"> em Melgaço (PA) apresentavam até dois anos de atraso escolar — uma melhora em relação a 2000, quando o índice era de </text:span><text:span text:style-name="Strong_20_Emphasis"><text:span text:style-name="T17">64,58%</text:span></text:span><text:span text:style-name="T17">.<text:line-break/>No ensino médio, a </text:span><text:span text:style-name="Strong_20_Emphasis"><text:span text:style-name="T17">distorção idade-série</text:span></text:span><text:span text:style-name="T17"> (alunos com idade acima da esperada para o ano cursado) atingia </text:span><text:span text:style-name="Strong_20_Emphasis"><text:span text:style-name="T17">67,70% em 2017</text:span></text:span><text:span text:style-name="T17">, mostrando uma leve redução em relação a 2016 (70,6%).<text:line-break/>Já a </text:span><text:span text:style-name="Strong_20_Emphasis"><text:span text:style-name="T17">evasão escolar</text:span></text:span><text:span text:style-name="T17"> no ensino fundamental foi de </text:span><text:span text:style-name="Strong_20_Emphasis"><text:span text:style-name="T17">6,40% em 2014</text:span></text:span><text:span text:style-name="T17">, ligeiramente superior ao valor de 2013 (6%). No ensino médio, o índice caiu de </text:span><text:span text:style-name="Strong_20_Emphasis"><text:span text:style-name="T17">20,20% (2013)</text:span></text:span><text:span text:style-name="T17"> para </text:span><text:span text:style-name="Strong_20_Emphasis"><text:span text:style-name="T17">16,40% (2014)</text:span></text:span><text:span text:style-name="T17">.</text:span></text:p>
      <text:p text:style-name="Text_20_body"><text:span text:style-name="T17">Apesar dessas variações, observa-se </text:span><text:span text:style-name="Strong_20_Emphasis"><text:span text:style-name="T17">uma relativa constância nos indicadores</text:span></text:span><text:span text:style-name="T17">, revelando que os desafios da educação em Melgaço permanecem estruturais. A defasagem, a distorção e a evasão estão intimamente relacionadas e refletem as dificuldades sociais do município.</text:span></text:p>
      <text:p text:style-name="Text_20_body"><text:span text:style-name="T17">Muitos responsáveis, especialmente jovens pais e mães, enfrentam </text:span><text:span text:style-name="Strong_20_Emphasis"><text:span text:style-name="T17">falta de acesso à informação e à orientação sobre os direitos e deveres educacionais</text:span></text:span><text:span text:style-name="T17">. Questões básicas, como o </text:span><text:span text:style-name="Strong_20_Emphasis"><text:span text:style-name="T17">registro civil das crianças, matrícula escolar e acompanhamento pedagógico</text:span></text:span><text:span text:style-name="T17">, muitas vezes não são plenamente compreendidas ou realizadas — seja pela desinformação, seja pela falta de tempo, uma vez que muitas famílias precisam escolher entre </text:span><text:span text:style-name="Strong_20_Emphasis"><text:span text:style-name="T17">trabalhar ou passar fome</text:span></text:span><text:span text:style-name="T17">.</text:span></text:p>
      <text:p text:style-name="Text_20_body"><text:span text:style-name="T17">Outro fator importante a ser considerado é o </text:span><text:span text:style-name="Strong_20_Emphasis"><text:span text:style-name="T17">desinteresse crescente dos jovens pela escola</text:span></text:span><text:span text:style-name="T17">. Diante de uma realidade em que o trabalho representa um </text:span><text:span text:style-name="Strong_20_Emphasis"><text:span text:style-name="T17">retorno financeiro imediato</text:span></text:span><text:span text:style-name="T17">, muitos optam por ingressar cedo no mercado informal, em vez de investir em estudos cujo retorno é de </text:span><text:span text:style-name="Strong_20_Emphasis"><text:span text:style-name="T17">longo prazo</text:span></text:span><text:span text:style-name="T17">.<text:line-break/>Essa percepção faz com que a escola pareça </text:span><text:span text:style-name="Strong_20_Emphasis"><text:span text:style-name="T17">pouco atrativa</text:span></text:span><text:span text:style-name="T17">, e a repetência se torne mais comum. Consequentemente, o número de alunos com </text:span><text:span text:style-name="Strong_20_Emphasis"><text:span text:style-name="T17">idade acima da esperada para a série</text:span></text:span><text:span text:style-name="T17"> aumenta, reforçando o desequilíbrio apontado pelos dados de distorção idade-série.</text:span></text:p>
      <text:p text:style-name="Text_20_body"><text:span text:style-name="T17">Assim, a evasão escolar em Melgaço não se limita à falta de estrutura ou renda, mas também reflete </text:span><text:span text:style-name="Strong_20_Emphasis"><text:span text:style-name="T17">a perda de significado da educação para parte da juventude</text:span></text:span><text:span text:style-name="T17">, que enxerga o trabalho imediato como a única alternativa de sobrevivência.<text:line-break/>Esse ciclo mantém os jovens em </text:span><text:span text:style-name="Strong_20_Emphasis"><text:span text:style-name="T17">empregos precários e mal remunerados</text:span></text:span><text:span text:style-name="T17">, impedindo a ascensão social e perpetuando a desigualdade educacional e econômica no município.</text:span></text:p>
      <text:p text:style-name="P30"/>
      <text:p text:style-name="P19"><text:span text:style-name="Strong_20_Emphasis"><text:span text:style-name="T14"/></text:span></text:p>
      <text:p text:style-name="P20"><text:soft-page-break/></text:p>
      <text:p text:style-name="P26">Expectativa de anos de estudo</text:p>
      <text:p text:style-name="P26"/>
      <text:p text:style-name="P34"><text:span text:style-name="T17">Entre 2000 e 2010, as crianças de Melgaço (PA) passaram a permanecer mais tempo na escola. O indicador de </text:span><text:span text:style-name="Strong_20_Emphasis"><text:span text:style-name="T17">expectativa de anos de estudo</text:span></text:span><text:span text:style-name="T17"> aumentou de </text:span><text:span text:style-name="Strong_20_Emphasis"><text:span text:style-name="T17">2,82 para 5,51 anos</text:span></text:span><text:span text:style-name="T17">, um crescimento considerável de </text:span><text:span text:style-name="Strong_20_Emphasis"><text:span text:style-name="T17">2,69 anos em uma década</text:span></text:span><text:span text:style-name="T17">.<text:line-break/>Apesar dessa melhora, a média ainda está </text:span><text:span text:style-name="Strong_20_Emphasis"><text:span text:style-name="T17">bem abaixo da registrada no estado do Pará (8,49 anos)</text:span></text:span><text:span text:style-name="T17">, o que revela que o avanço, embora relevante, não foi suficiente para equiparar Melgaço às demais regiões do estado.</text:span></text:p>
      <text:p text:style-name="Text_20_body"><text:span text:style-name="T17">Essa elevação pode estar relacionada a </text:span><text:span text:style-name="Strong_20_Emphasis"><text:span text:style-name="T17">mudanças estruturais e econômicas</text:span></text:span><text:span text:style-name="T17"> ocorridas no período, como a criação e expansão de programas sociais (a exemplo do </text:span><text:span text:style-name="Strong_20_Emphasis"><text:span text:style-name="T17">Bolsa Família</text:span></text:span><text:span text:style-name="T17">), o </text:span><text:span text:style-name="Strong_20_Emphasis"><text:span text:style-name="T17">incentivo à permanência escolar</text:span></text:span><text:span text:style-name="T17"> por meio de campanhas públicas, o </text:span><text:span text:style-name="Strong_20_Emphasis"><text:span text:style-name="T17">investimento em transporte estudantil</text:span></text:span><text:span text:style-name="T17"> e a </text:span><text:span text:style-name="Strong_20_Emphasis"><text:span text:style-name="T17">construção de novas unidades escolares</text:span></text:span><text:span text:style-name="T17">.<text:line-break/>Tais políticas podem ter contribuído para </text:span><text:span text:style-name="Strong_20_Emphasis"><text:span text:style-name="T17">reduzir barreiras de acesso à educação</text:span></text:span><text:span text:style-name="T17">, resultando na melhora observada no indicador.</text:span></text:p>
      <text:p text:style-name="Text_20_body"><text:span text:style-name="T17">É importante destacar que a </text:span><text:span text:style-name="Strong_20_Emphasis"><text:span text:style-name="T17">educação e a economia se influenciam mutuamente</text:span></text:span><text:span text:style-name="T17">, compondo um ciclo interdependente. O fortalecimento econômico pode ampliar o investimento em políticas públicas e, consequentemente, melhorar a qualidade e a permanência escolar. Por outro lado, o avanço educacional contribui para o desenvolvimento econômico, ao formar cidadãos mais qualificados e conscientes de seus direitos.</text:span></text:p>
      <text:p text:style-name="Text_20_body"><text:span text:style-name="T17">Entretanto, caso essa melhora não se mantenha de forma progressiva nos anos seguintes, é provável que </text:span><text:span text:style-name="Strong_20_Emphasis"><text:span text:style-name="T17">problemas estruturais persistam</text:span></text:span><text:span text:style-name="T17">, como o </text:span><text:span text:style-name="Strong_20_Emphasis"><text:span text:style-name="T17">trabalho infantil</text:span></text:span><text:span text:style-name="T17"> e a </text:span><text:span text:style-name="Strong_20_Emphasis"><text:span text:style-name="T17">necessidade econômica das famílias</text:span></text:span><text:span text:style-name="T17">, que ainda obrigam crianças e adolescentes a </text:span><text:span text:style-name="Strong_20_Emphasis"><text:span text:style-name="T17">abandonar os estudos precocemente</text:span></text:span><text:span text:style-name="T17">.<text:line-break/>Essa situação, além de comprometer o desenvolvimento humano local, </text:span><text:span text:style-name="Strong_20_Emphasis"><text:span text:style-name="T17">viola a Constituição Federal</text:span></text:span><text:span text:style-name="T17">, que garante o </text:span><text:span text:style-name="Strong_20_Emphasis"><text:span text:style-name="T17">direito e o dever da criança e do adolescente de permanecer na escola até, no mínimo, os 17 anos de idade</text:span></text:span><text:span text:style-name="T17"> (Art. 208, inciso I).</text:span></text:p>
      <text:p text:style-name="Text_20_body"><text:span text:style-name="T17">Portanto, a expectativa de anos de estudo em Melgaço reflete </text:span><text:span text:style-name="Strong_20_Emphasis"><text:span text:style-name="T17">tanto os avanços obtidos com políticas públicas quanto os desafios persistentes da desigualdade socioeconômica</text:span></text:span><text:span text:style-name="T17">, que ainda impedem a concretização plena do direito à educação.</text:span></text:p>
      <text:p text:style-name="P31"/>
      <text:p text:style-name="P12"/>
      <text:p text:style-name="P18"><text:span text:style-name="T15"/></text:p>
      <text:p text:style-name="P15"/>
      <text:p text:style-name="P3"><text:span text:style-name="T7"/></text:p>
      <text:p text:style-name="P3"><text:span text:style-name="T7"/></text:p>
      <text:p text:style-name="P3"><text:span text:style-name="T7"/></text:p>
      <text:p text:style-name="P5"><text:soft-page-break/><text:span text:style-name="T8">E</text:span><text:span text:style-name="T6">scolarização da população adulta</text:span></text:p>
      <text:p text:style-name="P5"><text:span text:style-name="T6"/></text:p>
      <text:p text:style-name="P32"><text:span text:style-name="T6">Ao analisar os dados sobre a escolarização da população adulta em Melgaço (PA), observa-se que </text:span><text:span text:style-name="Strong_20_Emphasis"><text:span text:style-name="T5">47,26% dos habitantes possuem apenas o ensino fundamental incompleto ou são analfabetos</text:span></text:span><text:span text:style-name="T6">, enquanto apenas </text:span><text:span text:style-name="Strong_20_Emphasis"><text:span text:style-name="T5">2,04% concluíram o ensino superior</text:span></text:span><text:span text:style-name="T6">.<text:line-break/>Esses números revelam um cenário preocupante não apenas no campo educacional, mas também no </text:span><text:span text:style-name="Strong_20_Emphasis"><text:span text:style-name="T5">campo político e econômico</text:span></text:span><text:span text:style-name="T6">.</text:span></text:p>
      <text:p text:style-name="Text_20_body"><text:span text:style-name="T17">Indivíduos com menor acesso à educação formal tendem a enfrentar </text:span><text:span text:style-name="Strong_20_Emphasis"><text:span text:style-name="T17">maiores dificuldades em compreender informações complexas</text:span></text:span><text:span text:style-name="T17">, especialmente no ambiente político atual, marcado pela disseminação de </text:span><text:span text:style-name="Strong_20_Emphasis"><text:span text:style-name="T17">fake news</text:span></text:span><text:span text:style-name="T17">.<text:line-break/>A escola é o espaço em que se aprende a </text:span><text:span text:style-name="Strong_20_Emphasis"><text:span text:style-name="T17">questionar, interpretar e pensar criticamente</text:span></text:span><text:span text:style-name="T17"> — sem esse aprendizado, torna-se muito mais difícil distinguir o verdadeiro do falso, o justo do manipulador.</text:span></text:p>
      <text:p text:style-name="Text_20_body"><text:span text:style-name="T17">Quando grande parte da população não tem tempo para estudar, pois dedica suas horas à </text:span><text:span text:style-name="Strong_20_Emphasis"><text:span text:style-name="T17">luta pela sobrevivência econômica</text:span></text:span><text:span text:style-name="T17">, o resultado é uma sociedade em que o pensamento crítico é sufocado pelo cansaço e pela desinformação.<text:line-break/>Essa falta de conscientização pode </text:span><text:span text:style-name="Strong_20_Emphasis"><text:span text:style-name="T17">influenciar diretamente nas decisões políticas</text:span></text:span><text:span text:style-name="T17">, como o voto, afetando a escolha de representantes e, consequentemente, </text:span><text:span text:style-name="Strong_20_Emphasis"><text:span text:style-name="T17">o rumo econômico do país</text:span></text:span><text:span text:style-name="T17">.</text:span></text:p>
      <text:p text:style-name="Text_20_body"><text:span text:style-name="T17">O conhecimento é, portanto, </text:span><text:span text:style-name="Strong_20_Emphasis"><text:span text:style-name="T17">a ferramenta mais poderosa de transformação social</text:span></text:span><text:span text:style-name="T17">.<text:line-break/>Com informação e consciência, é possível ir longe — </text:span><text:span text:style-name="Strong_20_Emphasis"><text:span text:style-name="T17">mesmo quando faltam caminhos abertos diante dos pés</text:span></text:span><text:span text:style-name="T17">.</text:span></text:p>
      <text:p text:style-name="P8"><text:span text:style-name="T6"/></text:p>
      <text:p text:style-name="P5"><text:span text:style-name="T6"/></text:p>
      <text:p text:style-name="P6"><text:span text:style-name="T6">Habitação e vulnerabilidade</text:span></text:p>
      <text:p text:style-name="P6"><text:span text:style-name="T6"/></text:p>
      <text:p text:style-name="P33"><text:span text:style-name="T6">Em Melgaço (PA), </text:span><text:span text:style-name="Strong_20_Emphasis"><text:span text:style-name="T5">apenas 67,66% da população possui acesso à água encanada</text:span></text:span><text:span text:style-name="T6">.<text:line-break/>Embora esse número possa parecer razoável diante do contexto socioeconômico do município, ele revela que </text:span><text:span text:style-name="Strong_20_Emphasis"><text:span text:style-name="T5">mais de um terço dos habitantes ainda vive sem um recurso essencial à saúde e à dignidade humana</text:span></text:span><text:span text:style-name="T6">.</text:span></text:p>
      <text:p text:style-name="Text_20_body"><text:span text:style-name="T17">A falta de saneamento adequado </text:span><text:span text:style-name="Strong_20_Emphasis"><text:span text:style-name="T17">aumenta a exposição a doenças infecciosas e parasitárias</text:span></text:span><text:span text:style-name="T17">, comprometendo a qualidade de vida e sobrecarregando os serviços públicos de saúde.<text:line-break/>De acordo com um </text:span><text:span text:style-name="Strong_20_Emphasis"><text:span text:style-name="T17">documentário produzido pela BBC News</text:span></text:span><text:span text:style-name="T17">, é possível observar </text:span><text:span text:style-name="Strong_20_Emphasis"><text:span text:style-name="T17">fisicamente que nenhuma residência do município possui tratamento de esgoto</text:span></text:span><text:span text:style-name="T17">, o que evidencia de forma concreta a gravidade da situação sanitária em Melgaço.<text:line-break/>A ausência completa desse serviço básico expõe a população a um </text:span><text:span text:style-name="Strong_20_Emphasis"><text:span text:style-name="T17">enorme risco biológico</text:span></text:span><text:span text:style-name="T17"> e demonstra o quanto a infraestrutura local está distante dos padrões mínimos de qualidade de vida.</text:span></text:p>
      <text:p text:style-name="Text_20_body"><text:soft-page-break/><text:span text:style-name="T17">Essa realidade contrasta fortemente com a de </text:span><text:span text:style-name="Strong_20_Emphasis"><text:span text:style-name="T17">São Caetano do Sul (SP)</text:span></text:span><text:span text:style-name="T17">, cidade com o </text:span><text:span text:style-name="Strong_20_Emphasis"><text:span text:style-name="T17">maior IDH do Brasil</text:span></text:span><text:span text:style-name="T17">, onde </text:span><text:span text:style-name="Strong_20_Emphasis"><text:span text:style-name="T17">100% da população possui acesso à água tratada e encanada</text:span></text:span><text:span text:style-name="T17"> (dados de </text:span><text:span text:style-name="Emphasis"><text:span text:style-name="T17">aguaesaneamento.org</text:span></text:span><text:span text:style-name="T17">).<text:line-break/>A comparação evidencia como o acesso à infraestrutura básica é um </text:span><text:span text:style-name="Strong_20_Emphasis"><text:span text:style-name="T17">marcador direto da desigualdade social e econômica</text:span></text:span><text:span text:style-name="T17"> no país.</text:span></text:p>
      <text:p text:style-name="Text_20_body"><text:span text:style-name="T17">Entende-se, portanto, que </text:span><text:span text:style-name="Strong_20_Emphasis"><text:span text:style-name="T17">vulnerabilidade social</text:span></text:span><text:span text:style-name="T17"> não se limita à ausência de renda, mas à </text:span><text:span text:style-name="Strong_20_Emphasis"><text:span text:style-name="T17">exposição constante a condições precárias</text:span></text:span><text:span text:style-name="T17"> de moradia, saúde e educação.<text:line-break/>Populações vulneráveis, como a de Melgaço, estão mais sujeitas a </text:span><text:span text:style-name="Strong_20_Emphasis"><text:span text:style-name="T17">problemas de saúde, evasão escolar e exclusão social</text:span></text:span><text:span text:style-name="T17">, o que perpetua um ciclo de pobreza difícil de romper.</text:span></text:p>
      <text:p text:style-name="Text_20_body"><text:span text:style-name="T17">Dessa forma, a análise do acesso à água encanada, ao esgoto e à habitação adequada reforça que </text:span><text:span text:style-name="Strong_20_Emphasis"><text:span text:style-name="T17">as desigualdades estruturais do Brasil vão além da economia</text:span></text:span><text:span text:style-name="T17">, alcançando dimensões básicas da sobrevivência humana e comprometendo o desenvolvimento social e econômico a longo prazo.</text:span></text:p>
      <text:p text:style-name="Text_20_body"/>
      <text:p text:style-name="P24"/>
      <text:p text:style-name="P9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Cantarell" svg:font-family="Cantarell" style:font-pitch="variable"/>
    <style:font-face style:name="Catamaran" svg:font-family="Catamar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eithSans" svg:font-family="ReithSans, Helvetica, Arial, sans-serif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9:33:55.881753634</meta:creation-date>
    <dc:date>2025-10-19T12:14:55.832052653</dc:date>
    <meta:editing-duration>P4DT16H40M58S</meta:editing-duration>
    <meta:editing-cycles>4</meta:editing-cycles>
    <meta:generator>LibreOffice/7.4.7.2$Linux_X86_64 LibreOffice_project/40$Build-2</meta:generator>
    <meta:document-statistic meta:table-count="1" meta:image-count="0" meta:object-count="0" meta:page-count="7" meta:paragraph-count="74" meta:word-count="2277" meta:character-count="14732" meta:non-whitespace-character-count="12526"/>
  </office:meta>
</office:document-meta>
</file>